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113e" officeooo:paragraph-rsid="0010113e"/>
    </style:style>
    <style:style style:name="T1" style:family="text">
      <style:text-properties officeooo:rsid="001183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 <text:span text:style-name="T1">place-holder</text:span> docu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hada El-Zoghbi</meta:initial-creator>
    <meta:creation-date>2015-09-01T14:54:03.352028742</meta:creation-date>
    <dc:date>2015-09-01T14:55:22.722697309</dc:date>
    <dc:creator>Ghada El-Zoghbi</dc:creator>
    <meta:editing-duration>PT24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" meta:word-count="5" meta:character-count="32" meta:non-whitespace-character-count="28"/>
  </office:meta>
</office:document-meta>
</file>